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7576in" style:rel-column-width="26097*"/>
    </style:style>
    <style:style style:name="Таблица1.B" style:family="table-column">
      <style:table-column-properties style:column-width="4.1674in" style:rel-column-width="39438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language="ru" fo:country="RU" officeooo:rsid="0001fc9f" officeooo:paragraph-rsid="0001fc9f"/>
    </style:style>
    <style:style style:name="P2" style:family="paragraph" style:parent-style-name="Table_20_Contents">
      <style:text-properties fo:language="ru" fo:country="RU" officeooo:rsid="0002cbe9" officeooo:paragraph-rsid="0002cbe9"/>
    </style:style>
    <style:style style:name="P3" style:family="paragraph" style:parent-style-name="Table_20_Contents">
      <style:text-properties fo:language="ru" fo:country="RU" officeooo:rsid="0003eb4a" officeooo:paragraph-rsid="0003eb4a"/>
    </style:style>
    <style:style style:name="P4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5" style:family="paragraph" style:parent-style-name="Table_20_Contents">
      <style:text-properties fo:language="ru" fo:country="RU" officeooo:rsid="00054595" officeooo:paragraph-rsid="00054595"/>
    </style:style>
    <style:style style:name="P6" style:family="paragraph" style:parent-style-name="Table_20_Contents">
      <style:text-properties fo:language="ru" fo:country="RU" officeooo:rsid="00068aca" officeooo:paragraph-rsid="00068aca"/>
    </style:style>
    <style:style style:name="P7" style:family="paragraph" style:parent-style-name="Table_20_Contents">
      <style:text-properties fo:language="ru" fo:country="RU" officeooo:rsid="00075e36" officeooo:paragraph-rsid="00075e36"/>
    </style:style>
    <style:style style:name="P8" style:family="paragraph" style:parent-style-name="Table_20_Contents">
      <style:text-properties fo:language="ru" fo:country="RU" officeooo:rsid="00075e36" officeooo:paragraph-rsid="00084f15"/>
    </style:style>
    <style:style style:name="P9" style:family="paragraph" style:parent-style-name="Table_20_Contents">
      <style:text-properties fo:font-weight="bold" officeooo:rsid="0001fc9f" officeooo:paragraph-rsid="0001fc9f" style:font-weight-asian="bold" style:font-weight-complex="bold"/>
    </style:style>
    <style:style style:name="P10" style:family="paragraph" style:parent-style-name="Table_20_Contents">
      <style:text-properties officeooo:paragraph-rsid="0003eb4a"/>
    </style:style>
    <style:style style:name="P11" style:family="paragraph" style:parent-style-name="Text_20_body">
      <style:text-properties fo:language="ru" fo:country="RU" officeooo:rsid="0001fc9f" officeooo:paragraph-rsid="0001fc9f"/>
    </style:style>
    <style:style style:name="P12" style:family="paragraph" style:parent-style-name="Table_20_Contents">
      <style:text-properties officeooo:rsid="000b8d9e" officeooo:paragraph-rsid="000b8d9e"/>
    </style:style>
    <style:style style:name="P13" style:family="paragraph" style:parent-style-name="Table_20_Contents">
      <style:text-properties officeooo:rsid="000d03b9" officeooo:paragraph-rsid="000d03b9"/>
    </style:style>
    <style:style style:name="P14" style:family="paragraph" style:parent-style-name="Table_20_Contents">
      <style:text-properties officeooo:rsid="000e39a2" officeooo:paragraph-rsid="000e39a2"/>
    </style:style>
    <style:style style:name="P15" style:family="paragraph" style:parent-style-name="Table_20_Contents">
      <style:text-properties officeooo:rsid="000fb1d2" officeooo:paragraph-rsid="000fb1d2"/>
    </style:style>
    <style:style style:name="P16" style:family="paragraph" style:parent-style-name="Table_20_Contents">
      <style:text-properties officeooo:rsid="0011607e" officeooo:paragraph-rsid="0011607e"/>
    </style:style>
    <style:style style:name="P17" style:family="paragraph" style:parent-style-name="Table_20_Contents">
      <style:text-properties officeooo:rsid="00122c18" officeooo:paragraph-rsid="00122c18"/>
    </style:style>
    <style:style style:name="P18" style:family="paragraph" style:parent-style-name="Table_20_Contents">
      <style:text-properties officeooo:rsid="001421ea" officeooo:paragraph-rsid="001421ea"/>
    </style:style>
    <style:style style:name="P19" style:family="paragraph" style:parent-style-name="Table_20_Contents">
      <style:text-properties officeooo:rsid="00151443" officeooo:paragraph-rsid="00151443"/>
    </style:style>
    <style:style style:name="P20" style:family="paragraph" style:parent-style-name="Table_20_Contents">
      <style:text-properties officeooo:rsid="0015c622" officeooo:paragraph-rsid="0015c622"/>
    </style:style>
    <style:style style:name="P21" style:family="paragraph" style:parent-style-name="Table_20_Contents">
      <style:text-properties officeooo:rsid="0015fee6" officeooo:paragraph-rsid="0015fee6"/>
    </style:style>
    <style:style style:name="P22" style:family="paragraph" style:parent-style-name="Table_20_Contents">
      <style:text-properties officeooo:rsid="001682d2" officeooo:paragraph-rsid="001682d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eb4a"/>
    </style:style>
    <style:style style:name="T3" style:family="text">
      <style:text-properties fo:language="en" fo:country="US" officeooo:rsid="00084f15"/>
    </style:style>
    <style:style style:name="T4" style:family="text">
      <style:text-properties fo:language="ru" fo:country="RU" officeooo:rsid="0003eb4a"/>
    </style:style>
    <style:style style:name="T5" style:family="text">
      <style:text-properties officeooo:rsid="00075e36"/>
    </style:style>
    <style:style style:name="T6" style:family="text">
      <style:text-properties officeooo:rsid="00084f15"/>
    </style:style>
    <style:style style:name="T7" style:family="text">
      <style:text-properties officeooo:rsid="000c2c3e"/>
    </style:style>
    <style:style style:name="T8" style:family="text">
      <style:text-properties officeooo:rsid="000e39a2"/>
    </style:style>
    <style:style style:name="T9" style:family="text">
      <style:text-properties officeooo:rsid="000fb1d2"/>
    </style:style>
    <style:style style:name="T10" style:family="text">
      <style:text-properties officeooo:rsid="00107bb0"/>
    </style:style>
    <style:style style:name="T11" style:family="text">
      <style:text-properties officeooo:rsid="00122c18"/>
    </style:style>
    <style:style style:name="T12" style:family="text">
      <style:text-properties officeooo:rsid="0015fe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Ответы нужно давать лаконичные, <text:span text:style-name="T5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405070939632">
          <table:table-cell table:style-name="Таблица1.A1" office:value-type="string">
            <text:p text:style-name="P1">Ф.И.О.</text:p>
          </table:table-cell>
          <table:table-cell table:style-name="Таблица1.B1" office:value-type="string">
            <text:p text:style-name="P12">Ходин Егор Олегович</text:p>
          </table:table-cell>
        </table:table-row>
        <table:table-row table:style-name="TableLine94405070984592">
          <table:table-cell table:style-name="Таблица1.A2" table:number-columns-spanned="2" office:value-type="string">
            <text:p text:style-name="P9">Java</text:p>
          </table:table-cell>
          <table:covered-table-cell/>
        </table:table-row>
        <table:table-row table:style-name="TableLine94405070985632"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office:value-type="string">
            <text:p text:style-name="P12">Написание новой реализации <text:span text:style-name="T7">для существующего метода родителя. </text:span><text:span text:style-name="T9">Используется для того, чтобы потомки и родители имели свою реализацию, используя при этом одно название метода.</text:span></text:p>
          </table:table-cell>
        </table:table-row>
        <table:table-row table:style-name="TableLine94405070986816">
          <table:table-cell table:style-name="Таблица1.A3" office:value-type="string">
            <text:p text:style-name="P2">Какие бывают виды классов?</text:p>
          </table:table-cell>
          <table:table-cell table:style-name="Таблица1.A2" office:value-type="string">
            <text:p text:style-name="P17">Абстрактный класс – объект такого класса нельзя создать, создавать можно только наследников.</text:p>
            <text:p text:style-name="P17">Внутренний класс – класс, реализованный внутри другого класса для какой-либо небольшой реализации или использования в этом классе атрибуты и методы внешнего класса.</text:p>
            <text:p text:style-name="P18">Анонимный класс – класс, не имеющий имени, создание такого класса происходит в момент инициализации объекта.</text:p>
          </table:table-cell>
        </table:table-row>
        <table:table-row table:style-name="TableLine94405070987504">
          <table:table-cell table:style-name="Таблица1.A3" office:value-type="string">
            <text:p text:style-name="P2">Как и зачем можно использовать модификатор <text:span text:style-name="T1">final?</text:span></text:p>
          </table:table-cell>
          <table:table-cell table:style-name="Таблица1.A2" office:value-type="string">
            <text:p text:style-name="P13">final используется при определении методов и атрибутов <text:span text:style-name="T8">класса</text:span> для их инкапсуляции – <text:span text:style-name="T8">сокрытии их от классов-наследников для защиты от переопределения. </text:span></text:p>
          </table:table-cell>
        </table:table-row>
        <table:table-row table:style-name="TableLine94405070988144">
          <table:table-cell table:style-name="Таблица1.A3" office:value-type="string">
            <text:p text:style-name="P3">Какие есть варианты использования ключевого слова <text:span text:style-name="T1">try?</text:span></text:p>
          </table:table-cell>
          <table:table-cell table:style-name="Таблица1.A2" office:value-type="string">
            <text:p text:style-name="P14">Используется для обработки исключений исполняемого кода c помощи конструкции try...catch (в блоке catch записывается исколняемый код при выбросе исключения в try, блоков catch может быть несколько).</text:p>
            <text:p text:style-name="P14">Также можно использовать для бесопасного закрытия файлов, подключений к базе данных и т.д. с помощью конструкции try...finaly (в блоке finale пишется код, который выполниться независимо от того, возникло ли исключение в блоке try)</text:p>
          </table:table-cell>
        </table:table-row>
        <table:table-row table:style-name="TableLine94405070988736">
          <table:table-cell table:style-name="Таблица1.A3" office:value-type="string">
            <text:p text:style-name="P10"><text:span text:style-name="T4">Какие есть стандартные реализации интерфейса </text:span><text:span text:style-name="T2">List </text:span><text:span text:style-name="T4">и в каких ситуациях их нужно использовать?</text:span></text:p>
          </table:table-cell>
          <table:table-cell table:style-name="Таблица1.A2" office:value-type="string">
            <text:p text:style-name="P15">ArrayList – простой список, с помощью лекго и быстро добавлять элементы в конец и брать элементы с конца (создавать стеки и очереди), иттерироваться по списку. <text:span text:style-name="T10">Храниться в непрерывном блоке памяти.</text:span></text:p>
            <text:p text:style-name="P15">LinkedList – <text:span text:style-name="T10">дву</text:span>связанный список, каждый <text:span text:style-name="T10">элемент имеет ссылку на следующий и предыдущий элемент. Позволяет быстро добавлять и удалять элементы из середины списка, всего лишь изменяя ссылки элементов, и быстро находить элементы в обоих направлениях. Такой список может храниться в разный блоках памяти.</text:span></text:p>
          </table:table-cell>
        </table:table-row>
        <table:table-row table:style-name="TableLine94405070989376">
          <table:table-cell table:style-name="Таблица1.A3" office:value-type="string">
            <text:p text:style-name="P5">В чём основная идея стримов из пакета java.util.stream?</text:p>
          </table:table-cell>
          <table:table-cell table:style-name="Таблица1.A2" office:value-type="string">
            <text:p text:style-name="P16">Создавать потоки элементов и по очереди выполнять операции с этим потоком <text:span text:style-name="T11">(без использования цикла или условных операций)</text:span>, при чем различные операции можно динамично добавлять и исключать из стрима.</text:p>
          </table:table-cell>
        </table:table-row>
        <table:table-row table:style-name="TableLine94405070990016">
          <table:table-cell table:style-name="Таблица1.A2" table:number-columns-spanned="2" office:value-type="string">
            <text:p text:style-name="P4">Разное</text:p>
          </table:table-cell>
          <table:covered-table-cell/>
        </table:table-row>
        <table:table-row table:style-name="TableLine94405070990656">
          <table:table-cell table:style-name="Таблица1.A3" office:value-type="string">
            <text:p text:style-name="P3">Каким критериям должна <text:soft-page-break/>удовлетворять «хорошая» хэш-функция?</text:p>
          </table:table-cell>
          <table:table-cell table:style-name="Таблица1.A2" office:value-type="string">
            <text:p text:style-name="P22">Должны использовать всю информацию ключа.</text:p>
            <text:p text:style-name="P22"><text:soft-page-break/>Максимизировать количество возможных хэш-значений.</text:p>
            <text:p text:style-name="P22">Значения должны быть равномерно распределенны в таблице.</text:p>
            <text:p text:style-name="P22">Минимизирует шинс возникновения коллизий.</text:p>
            <text:p text:style-name="P22">Использует наиболее простые и быстрые алгоритмы для добавления, удаения и поиска элементов.</text:p>
          </table:table-cell>
        </table:table-row>
        <table:table-row table:style-name="TableLine94405070991184">
          <table:table-cell table:style-name="Таблица1.A3" office:value-type="string">
            <text:p text:style-name="P6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P19">Наиболее распространенные символы, буквы, цифры и знаки препинания кодируются только одним байтом, при этом эти коды содержат в себе все ASCII-символы.</text:p>
          </table:table-cell>
        </table:table-row>
        <table:table-row table:style-name="TableLine94405070991824">
          <table:table-cell table:style-name="Таблица1.A3" office:value-type="string">
            <text:p text:style-name="P8"><text:span text:style-name="T6">Сравните форматы </text:span><text:span text:style-name="T3">XML </text:span><text:span text:style-name="T6">и </text:span><text:span text:style-name="T3">JSON. </text:span><text:span text:style-name="T6">Когда какой использовать?</text:span></text:p>
          </table:table-cell>
          <table:table-cell table:style-name="Таблица1.A2" office:value-type="string">
            <text:p text:style-name="P20">XML – язык разметки, в то время как JSON – формат для обмена данными, чаще реализован как массив данных.</text:p>
            <text:p text:style-name="P20">XML надежнее и более расширяем, <text:span text:style-name="T12">используется для отображения страниц в интернете, реализации интерфейсов приложений и т.д.</text:span></text:p>
            <text:p text:style-name="P21">JSON меньше весит и быстрее передается, используется в веб-приложениях для обмена данными между сервером и браузером.</text:p>
          </table:table-cell>
        </table:table-row>
        <table:table-row table:style-name="TableLine94405070992544">
          <table:table-cell table:style-name="Таблица1.A3" office:value-type="string">
            <text:p text:style-name="P7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20">Создается HTTP-запрос, который посылается на сервер. Сервер обрабатывает полученный запрос и возвращает клиенту HTTP-ответ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3-11T14:05:37.109462113</dc:date>
    <meta:editing-duration>PT17M8S</meta:editing-duration>
    <meta:editing-cycles>4</meta:editing-cycles>
    <meta:document-statistic meta:table-count="1" meta:image-count="0" meta:object-count="0" meta:page-count="2" meta:paragraph-count="35" meta:word-count="456" meta:character-count="3411" meta:non-whitespace-character-count="2981"/>
  </office:meta>
</office:document-meta>
</file>